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843c18"/>
    </style:style>
    <style:style style:name="P11" style:family="paragraph" style:parent-style-name="Preformatted_20_Text">
      <style:text-properties officeooo:paragraph-rsid="008c22f8"/>
    </style:style>
    <style:style style:name="P12" style:family="paragraph" style:parent-style-name="Preformatted_20_Text">
      <style:text-properties officeooo:paragraph-rsid="0092d638"/>
    </style:style>
    <style:style style:name="P13" style:family="paragraph" style:parent-style-name="Preformatted_20_Text">
      <style:text-properties officeooo:paragraph-rsid="006ab9d7"/>
    </style:style>
    <style:style style:name="P14"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5" style:family="paragraph" style:parent-style-name="Preformatted_20_Text">
      <style:text-properties style:font-name="Liberation Sans" fo:font-size="12pt" fo:font-style="normal" style:text-underline-style="none" officeooo:rsid="00891ffd" officeooo:paragraph-rsid="0092d638"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style:font-name="Liberation Sans" fo:font-size="12pt" fo:font-style="normal" style:text-underline-style="none" officeooo:rsid="006c5bdd" officeooo:paragraph-rsid="006ab9d7" style:font-name-asian="Nimbus Mono L" style:font-size-asian="12pt" style:font-style-asian="normal" style:font-name-complex="Liberation Mono" style:font-size-complex="12pt" style:font-style-complex="normal"/>
    </style:style>
    <style:style style:name="P1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9" style:family="paragraph" style:parent-style-name="Preformatted_20_Text">
      <style:text-properties officeooo:paragraph-rsid="00843c18"/>
    </style:style>
    <style:style style:name="P20" style:family="paragraph" style:parent-style-name="Preformatted_20_Text">
      <style:text-properties officeooo:paragraph-rsid="0098c02f"/>
    </style:style>
    <style:style style:name="P21" style:family="paragraph" style:parent-style-name="Preformatted_20_Text">
      <style:text-properties officeooo:paragraph-rsid="00993b33"/>
    </style:style>
    <style:style style:name="P22"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23"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T1" style:family="text">
      <style:text-properties officeooo:rsid="000dd66a"/>
    </style:style>
    <style:style style:name="T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4"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6"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7"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8"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9"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0"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1" style:family="text">
      <style:text-properties style:font-name="Liberation Sans" fo:font-size="12pt" fo:font-style="normal" style:text-underline-style="none" officeooo:rsid="0094c50c" style:font-size-asian="12pt" style:font-style-asian="normal" style:font-size-complex="12pt" style:font-style-complex="normal"/>
    </style:style>
    <style:style style:name="T12" style:family="text">
      <style:text-properties style:font-name="Liberation Sans" fo:font-size="12pt" fo:font-style="normal" style:text-underline-style="none" officeooo:rsid="0094ff90" style:font-size-asian="12pt" style:font-style-asian="normal" style:font-size-complex="12pt" style:font-style-complex="normal"/>
    </style:style>
    <style:style style:name="T13" style:family="text">
      <style:text-properties style:font-name="Liberation Sans" fo:font-size="12pt" fo:font-style="normal" style:text-underline-style="none" officeooo:rsid="00986c6b" style:font-size-asian="12pt" style:font-style-asian="normal" style:font-size-complex="12pt" style:font-style-complex="normal"/>
    </style:style>
    <style:style style:name="T14" style:family="text">
      <style:text-properties style:font-name="Liberation Sans" fo:font-size="12pt" fo:font-style="normal" style:text-underline-style="none" officeooo:rsid="0098c02f" style:font-size-asian="12pt" style:font-style-asian="normal" style:font-size-complex="12pt" style:font-style-complex="normal"/>
    </style:style>
    <style:style style:name="T15"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891ffd"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8a6b77"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8c22f8"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8dd68d"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92d638"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94c50c"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94ff9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982c8e"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986c6b"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2pt" fo:font-style="normal" style:text-underline-style="none" officeooo:rsid="0098c02f" style:font-name-asian="Nimbus Mono L" style:font-size-asian="12pt" style:font-style-asian="normal" style:font-name-complex="Liberation Mono" style:font-size-complex="12pt" style:font-style-complex="normal"/>
    </style:style>
    <style:style style:name="T50" style:family="text">
      <style:text-properties style:font-name="Liberation Sans" fo:font-size="12pt" fo:font-style="normal" style:text-underline-style="none" officeooo:rsid="00993b33" style:font-name-asian="Nimbus Mono L" style:font-size-asian="12pt" style:font-style-asian="normal" style:font-name-complex="Liberation Mono" style:font-size-complex="12pt" style:font-style-complex="normal"/>
    </style:style>
    <style:style style:name="T51" style:family="text">
      <style:text-properties style:font-name="Liberation Sans" fo:font-size="16pt" fo:font-weight="bold" officeooo:rsid="001b99ac" style:font-size-asian="16pt" style:font-weight-asian="bold" style:font-size-complex="16pt" style:font-weight-complex="bold"/>
    </style:style>
    <style:style style:name="T52" style:family="text">
      <style:text-properties style:font-name="Liberation Sans" fo:font-size="16pt" fo:font-weight="bold" officeooo:rsid="000dd66a" style:font-size-asian="16pt" style:font-weight-asian="bold" style:font-size-complex="16pt" style:font-weight-complex="bold"/>
    </style:style>
    <style:style style:name="T53"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4" style:family="text">
      <style:text-properties style:font-name="Liberation Sans" fo:font-size="16pt" fo:font-weight="bold" officeooo:rsid="0090c47b" style:font-name-asian="Nimbus Mono L" style:font-size-asian="16pt" style:font-weight-asian="bold" style:font-name-complex="Liberation Mono" style:font-size-complex="16pt" style:font-weight-complex="bold"/>
    </style:style>
    <style:style style:name="T55" style:family="text">
      <style:text-properties style:font-name="Liberation Sans" fo:font-size="16pt" fo:font-weight="bold" officeooo:rsid="0095c2dc" style:font-name-asian="Nimbus Mono L" style:font-size-asian="16pt" style:font-weight-asian="bold" style:font-name-complex="Liberation Mono" style:font-size-complex="16pt" style:font-weight-complex="bold"/>
    </style:style>
    <style:style style:name="T56" style:family="text">
      <style:text-properties officeooo:rsid="00697aa2"/>
    </style:style>
    <style:style style:name="T57" style:family="text">
      <style:text-properties fo:font-variant="normal" fo:text-transform="none" fo:color="#202020" style:font-name="apple-system" fo:font-size="10.5pt" fo:letter-spacing="normal" fo:font-style="normal" style:text-underline-style="none" fo:font-weight="bold" officeooo:rsid="00964801" style:font-name-asian="Nimbus Mono L" style:font-size-asian="12pt" style:font-style-asian="italic" style:font-weight-asian="bold" style:font-name-complex="Liberation Mono" style:font-size-complex="12pt" style:font-style-complex="italic" style:font-weight-complex="bold"/>
    </style:style>
    <style:style style:name="T58" style:family="text">
      <style:text-properties fo:font-variant="normal" fo:text-transform="none" fo:color="#202020" style:font-name="apple-system" fo:font-size="10.5pt" fo:letter-spacing="normal" fo:font-style="normal" style:text-underline-style="none" fo:font-weight="bold" officeooo:rsid="00083d4b" style:font-name-asian="Nimbus Mono L" style:font-size-asian="12pt" style:font-style-asian="italic" style:font-weight-asian="bold" style:font-name-complex="Liberation Mono" style:font-size-complex="12pt" style:font-style-complex="italic" style:font-weight-complex="bold"/>
    </style:style>
    <style:style style:name="T59"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60" style:family="text">
      <style:text-properties fo:font-variant="normal" fo:text-transform="none" fo:color="#000000" style:font-name="apple-system" fo:font-size="10.5pt" fo:letter-spacing="normal" style:text-underline-style="none" fo:font-weight="normal" officeooo:rsid="00964801" style:font-name-asian="Nimbus Mono L" style:font-size-asian="12pt" style:font-weight-asian="bold" style:font-name-complex="Liberation Mono" style:font-size-complex="12pt" style:font-weight-complex="bold"/>
    </style:style>
    <style:style style:name="T61" style:family="text">
      <style:text-properties fo:font-variant="normal" fo:text-transform="none" fo:color="#000000" style:font-name="apple-system" fo:font-size="10.5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62" style:family="text">
      <style:text-properties officeooo:rsid="0098c02f"/>
    </style:style>
    <style:style style:name="T63" style:family="text">
      <style:text-properties officeooo:rsid="00993b3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ayers for our World and the Church</text:p>
      <text:p text:style-name="P9"><text:span text:style-name="T54">7</text:span><text:span text:style-name="T53">th</text:span><text:span text:style-name="T51"> </text:span><text:span text:style-name="T55">Novem</text:span><text:span text:style-name="T53">ber</text:span><text:span text:style-name="T51"> 20</text:span><text:span text:style-name="T52">21</text:span></text:p>
      <text:p text:style-name="P22"><text:span text:style-name="T57">Zechariah</text:span><text:span text:style-name="T58"> 1:1</text:span><text:span text:style-name="T57">7</text:span></text:p>
      <text:p text:style-name="P23"><text:span text:style-name="T60">C</text:span><text:span text:style-name="T59">ry out again, Thus says the Lord of hosts: ’My cities shall again overflow with prosperity, and the Lord</text:span><text:span text:style-name="T61"> </text:span><text:span text:style-name="T59">will again comfort Zion and again choose Jerusalem.’</text:span></text:p>
      <text:p text:style-name="P8"/>
      <text:p text:style-name="P6">Thanks to God</text:p>
      <text:p text:style-name="P12"><text:span text:style-name="T41">Heavenly Father</text:span><text:span text:style-name="T24">, </text:span><text:span text:style-name="T3">we thank </text:span><text:span text:style-name="T2">You </text:span><text:span text:style-name="T3">that </text:span><text:span text:style-name="T6">You </text:span><text:span text:style-name="T19">are </text:span><text:span text:style-name="T41">the </text:span><text:span text:style-name="T27">God </text:span><text:span text:style-name="T46">of all comfort</text:span><text:span text:style-name="T27">,</text:span><text:span text:style-name="T31"> </text:span><text:span text:style-name="T36">Who </text:span><text:span text:style-name="T46">cares deeply for</text:span><text:span text:style-name="T41"> </text:span><text:span text:style-name="T46">Your Creation</text:span><text:span text:style-name="T36">. </text:span><text:span text:style-name="T37">We thank You that </text:span><text:span text:style-name="T41">You </text:span><text:span text:style-name="T42">watch over Your people continually, </text:span><text:span text:style-name="T46">despite all the failings of a fallen human race.</text:span></text:p>
      <text:p text:style-name="P15"/>
      <text:p text:style-name="P12"><text:span text:style-name="T42">We know that we live in a world broken by sin but redeemed by the blood of the Lamb Who was slain, Jesus our Lord. He is the </text:span><text:span text:style-name="T47">Victor over sin and death</text:span><text:span text:style-name="T42"> so that we need not fe</text:span><text:span text:style-name="T37">a</text:span><text:span text:style-name="T42">r. </text:span><text:span text:style-name="T31">W</text:span><text:span text:style-name="T43">hether it is a virus we can’t see or gloomy news which seems to overwhelm us, </text:span><text:span text:style-name="T47">or rulers seeking to displace the King of Kings, </text:span><text:span text:style-name="T43">we thank You that You are above all and rule over all, so that we need not despair.</text:span></text:p>
      <text:p text:style-name="P2"/>
      <text:p text:style-name="P5">The Wide World</text:p>
      <text:p text:style-name="P10"><text:span text:style-name="T32">We </text:span><text:span text:style-name="T43">continue to</text:span><text:span text:style-name="T32"> pray for the persecuted believers in </text:span><text:span text:style-name="T43">this world. </text:span><text:span text:style-name="T47">It is distressing to so easily list ten nations where our fellow believers are under physical persecution. We give thanks that we only suffer moderate inconveniences by comparison.</text:span></text:p>
      <text:p text:style-name="P3"/>
      <text:p text:style-name="P20"><text:span text:style-name="T43">T</text:span><text:span text:style-name="T49">his week we focus on Ethiopia, which heard the Gospel very early from Philip the Evangelist. Today there are many refugee camps where workers are bringing the Good News again but there is much civil unrest. We pray for the health and safety of the workers bringing both physical and spiritual aid to the refugees.</text:span></text:p>
      <text:p text:style-name="P3"/>
      <text:p text:style-name="P7">...<text:span text:style-name="T1"> a</text:span>nd <text:span text:style-name="T56">in </text:span>the wider Church</text:p>
      <text:p text:style-name="P21"><text:span text:style-name="T33">We pray for Your Church as lockdown </text:span><text:span text:style-name="T47">regulation</text:span><text:span text:style-name="T33">s </text:span><text:span text:style-name="T47">are lifted</text:span><text:span text:style-name="T33"> </text:span><text:span text:style-name="T20">here in Victoria, </text:span><text:span text:style-name="T47">but new restrictions create divisions between vaccinated and unvaccinated. Meanwhile</text:span><text:span text:style-name="T44"> restrictions are </text:span><text:span text:style-name="T47">r</text:span><text:span text:style-name="T44">e</text:span><text:span text:style-name="T47">impo</text:span><text:span text:style-name="T44">sed </text:span><text:span text:style-name="T20">interstate </text:span><text:span text:style-name="T47">and there is still much con</text:span><text:span text:style-name="T48">cer</text:span><text:span text:style-name="T47">n over travel </text:span><text:span text:style-name="T48">bans and border controls</text:span><text:span text:style-name="T20">. </text:span><text:span text:style-name="T28">We </text:span><text:span text:style-name="T48">continue to </text:span><text:span text:style-name="T28">pray</text:span><text:span text:style-name="T30"> </text:span><text:span text:style-name="T34">that Your Church would remain strong in the face of </text:span><text:span text:style-name="T40">the</text:span><text:span text:style-name="T48">se</text:span><text:span text:style-name="T40"> limitations </text:span><text:span text:style-name="T48">and that we may be able to meet all together as soon as possible.</text:span></text:p>
      <text:p text:style-name="P21"><text:span text:style-name="T48"/></text:p>
      <text:p text:style-name="P18">Ashburton</text:p>
      <text:p text:style-name="P21"><text:span text:style-name="T23">Here in Ashburton </text:span><text:span text:style-name="T22">w</text:span><text:span text:style-name="T21">e thank You </text:span><text:span text:style-name="T25">that </text:span><text:span text:style-name="T29">You sustain us </text:span><text:span text:style-name="T34">day by day. </text:span><text:span text:style-name="T50">We look forward to holding an outdoor Carols service in December, as and when restrictions are lifted further.</text:span></text:p>
      <text:p text:style-name="P10"><text:span text:style-name="T48"/></text:p>
      <text:p text:style-name="P20"><text:span text:style-name="T48">W</text:span><text:span text:style-name="T49">e pray for the Operation Christmas Child shoeboxes which are going to Cambodia this year. We thank You that we have been able to prepare 60 boxes </text:span><text:span text:style-name="T50">despite the</text:span><text:span text:style-name="T49"> lockdowns.</text:span></text:p>
      <text:p text:style-name="P1"/>
      <text:p text:style-name="P13"><text:span text:style-name="T35">We </text:span><text:span text:style-name="T44">continue to </text:span><text:span text:style-name="T35">pray for </text:span><text:span text:style-name="T8">Shiun </text:span><text:span text:style-name="T11">as he progresses in </text:span><text:span text:style-name="T35">recover</text:span><text:span text:style-name="T44">y</text:span><text:span text:style-name="T35"> and </text:span><text:span text:style-name="T48">for Diane’</text:span><text:span text:style-name="T49">s health</text:span><text:span text:style-name="T48"> </text:span><text:span text:style-name="T49">while </text:span><text:span text:style-name="T48">her treatment continu</text:span><text:span text:style-name="T49">es</text:span><text:span text:style-name="T10">. </text:span><text:span text:style-name="T13">We bring before You Sueie and her family as they gr</text:span><text:span text:style-name="T14">i</text:span><text:span text:style-name="T13">eve the passing of </text:span><text:span text:style-name="T48">her sister-in-law last week. </text:span><text:span text:style-name="T49">We ask also that You would sustain her brother at this time.</text:span></text:p>
      <text:p text:style-name="P17"/>
      <text:p text:style-name="P11"><text:span text:style-name="T29">W</text:span><text:span text:style-name="T5">e pray for </text:span><text:span text:style-name="T46">Barry</text:span><text:span text:style-name="T5"> as he preach</text:span><text:span text:style-name="T16">es Your Word, </text:span><text:span text:style-name="T17">and w</text:span><text:span text:style-name="T16">e </text:span><text:span text:style-name="T46">face the kind of difficulties which Peter’s readers also faced in their time.</text:span><text:span text:style-name="T16"> </text:span><text:span text:style-name="T46">A</text:span><text:span text:style-name="T16">s we listen </text:span><text:span text:style-name="T46">we pray for the strength to live according to Your Word when it is no longer easy to do</text:span><text:span text:style-name="T16">. </text:span><text:span text:style-name="T18">H</text:span><text:span text:style-name="T26">elp us to see </text:span><text:span text:style-name="T45">how we can raise a Godly standard, bringing forgiveness and mercy to </text:span><text:span text:style-name="T39">a world which </text:span><text:span text:style-name="T45">is starved for reconciliation and peace</text:span><text:span text:style-name="T9">.</text:span></text:p>
      <text:p text:style-name="P4"/>
      <text:p text:style-name="P11"><text:span text:style-name="T4">In </text:span><text:span text:style-name="T12">the</text:span><text:span text:style-name="T4"> Name </text:span><text:span text:style-name="T12">of Jesus, the Prince of Peace </text:span><text:span text:style-name="T7">we pray </text:span><text:span text:style-name="T8">all these things</text:span><text:span text:style-name="T4">,</text:span><text:span text:style-name="T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11-06T16:58:34.854688615</dc:date>
    <meta:editing-duration>PT5H28M</meta:editing-duration>
    <meta:editing-cycles>64</meta:editing-cycles>
    <meta:generator>LibreOffice/6.4.7.2$Linux_X86_64 LibreOffice_project/40$Build-2</meta:generator>
    <meta:print-date>2021-01-30T16:02:32.952449610</meta:print-date>
    <meta:document-statistic meta:table-count="0" meta:image-count="0" meta:object-count="0" meta:page-count="1" meta:paragraph-count="18" meta:word-count="531" meta:character-count="2925" meta:non-whitespace-character-count="2412"/>
  </office:meta>
</office:document-meta>
</file>